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lack-Lato" svg:font-family="Slack-Lato, Slack-Fractions, appleLog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writing-mode="lr-tb"/>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margin-top="0in" fo:margin-bottom="0.0972in" loext:contextual-spacing="false" fo:orphans="2" fo:widows="2" fo:text-indent="0in" style:auto-text-indent="false"/>
    </style:style>
    <style:style style:name="P4"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ad000" style:font-name="monospace" fo:font-size="14pt" fo:letter-spacing="normal" fo:font-style="normal" fo:font-weight="normal"/>
    </style:style>
    <style:style style:name="P5"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style:font-name="Slack-Lato" fo:font-size="9.75pt" fo:letter-spacing="normal" fo:font-style="normal" fo:font-weight="normal"/>
    </style:style>
    <style:style style:name="P6" style:family="paragraph" style:parent-style-name="Standard">
      <style:paragraph-properties fo:margin-left="0in" fo:margin-right="0in" fo:text-align="start" style:justify-single-word="false" fo:orphans="2" fo:widows="2" fo:text-indent="0in" style:auto-text-indent="false" style:writing-mode="lr-tb"/>
      <style:text-properties fo:font-variant="normal" fo:text-transform="none" style:font-name="Slack-Lato" fo:font-size="8pt" fo:letter-spacing="normal" fo:font-style="normal" fo:font-weight="normal" officeooo:rsid="00138369" officeooo:paragraph-rsid="00205b1b" style:font-size-asian="7pt" style:font-size-complex="8pt"/>
    </style:style>
    <style:style style:name="P7" style:family="paragraph" style:parent-style-name="Standard">
      <style:paragraph-properties fo:margin-left="0in" fo:margin-right="0in" fo:text-align="start" style:justify-single-word="false" fo:orphans="2" fo:widows="2" fo:text-indent="0in" style:auto-text-indent="false" style:writing-mode="lr-tb"/>
      <style:text-properties officeooo:paragraph-rsid="00205b1b"/>
    </style:style>
    <style:style style:name="P8" style:family="paragraph" style:parent-style-name="Standard">
      <style:text-properties fo:font-size="8pt" officeooo:rsid="00138369" officeooo:paragraph-rsid="00205b1b" style:font-size-asian="7pt" style:font-size-complex="8pt"/>
    </style:style>
    <style:style style:name="P9" style:family="paragraph" style:parent-style-name="Standard">
      <style:text-properties officeooo:paragraph-rsid="00205b1b"/>
    </style:style>
    <style:style style:name="P10" style:family="paragraph" style:parent-style-name="Text_20_body" style:list-style-name="L1">
      <style:paragraph-properties fo:margin-top="0in" fo:margin-bottom="0.0972in" loext:contextual-spacing="false" fo:orphans="2" fo:widows="2"/>
    </style:style>
    <style:style style:name="P11" style:family="paragraph" style:parent-style-name="Text_20_body" style:list-style-name="L1">
      <style:paragraph-properties fo:margin-top="0in" fo:margin-bottom="0.0972in" loext:contextual-spacing="false" fo:orphans="2" fo:widows="2"/>
      <style:text-properties officeooo:paragraph-rsid="001edf46"/>
    </style:style>
    <style:style style:name="P12" style:family="paragraph" style:parent-style-name="Text_20_body" style:list-style-name="L2">
      <style:paragraph-properties fo:margin-top="0in" fo:margin-bottom="0.0972in" loext:contextual-spacing="false" fo:orphans="2" fo:widows="2"/>
      <style:text-properties fo:font-variant="normal" fo:text-transform="none" fo:color="#0ad000" style:font-name="monospace" fo:font-size="14pt" fo:letter-spacing="normal" fo:font-style="normal" fo:font-weight="normal"/>
    </style:style>
    <style:style style:name="T1" style:family="text">
      <style:text-properties fo:font-variant="normal" fo:text-transform="none" style:font-name="Slack-Lato" fo:font-size="8pt" fo:letter-spacing="normal" fo:font-style="normal" fo:font-weight="normal" officeooo:rsid="00138369" style:font-size-asian="7pt" style:font-size-complex="8pt"/>
    </style:style>
    <style:style style:name="T2" style:family="text">
      <style:text-properties fo:font-variant="normal" fo:text-transform="none" fo:color="#0ad000" style:font-name="monospace" fo:font-size="14pt" fo:letter-spacing="normal" fo:font-style="normal" fo:font-weight="bold"/>
    </style:style>
    <style:style style:name="T3" style:family="text">
      <style:text-properties fo:font-variant="normal" fo:text-transform="none" fo:color="#0ad000" style:font-name="monospace" fo:font-size="14pt" fo:letter-spacing="normal" fo:font-style="normal" fo:font-weight="normal"/>
    </style:style>
    <style:style style:name="T4" style:family="text">
      <style:text-properties fo:font-variant="normal" fo:text-transform="none" fo:color="#0ad000" style:font-name="monospace" fo:font-size="12pt" fo:letter-spacing="normal" fo:font-style="normal" fo:font-weight="normal"/>
    </style:style>
    <style:style style:name="T5" style:family="text">
      <style:text-properties fo:font-variant="normal" fo:text-transform="none" fo:color="#e83e8c" style:font-name="SFMono-Regular" fo:font-size="10.5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Slack-Lato" fo:font-size="8pt" fo:letter-spacing="normal" fo:font-style="normal" fo:font-weight="normal" officeooo:rsid="00138369" style:font-size-asian="7pt" style:font-size-complex="8pt"/>
    </style:style>
    <style:style style:name="T8" style:family="text">
      <style:text-properties fo:font-variant="normal" fo:text-transform="none" fo:color="#000000" style:font-name="Slack-Lato" fo:font-size="8pt" fo:letter-spacing="normal" fo:font-style="normal" fo:font-weight="normal" officeooo:rsid="0021068e" style:font-size-asian="7pt" style:font-size-complex="8pt"/>
    </style:style>
    <style:style style:name="T9" style:family="text">
      <style:text-properties fo:font-variant="normal" fo:text-transform="none" fo:color="#000000" style:font-name="Slack-Lato" fo:font-size="8pt" fo:letter-spacing="normal" fo:font-style="normal" fo:font-weight="normal" officeooo:rsid="0022813e" style:font-size-asian="7pt" style:font-size-complex="8pt"/>
    </style:style>
    <style:style style:name="T10" style:family="text">
      <style:text-properties fo:font-variant="normal" fo:text-transform="none" fo:color="#000000" style:font-name="Slack-Lato" fo:font-size="8pt" fo:letter-spacing="normal" fo:font-style="normal" fo:font-weight="normal" officeooo:rsid="002414d4" style:font-size-asian="7pt" style:font-size-complex="8pt"/>
    </style:style>
    <style:style style:name="T11" style:family="text">
      <style:text-properties fo:color="#e83e8c" style:font-name="SFMono-Regular" fo:font-size="10.5pt"/>
    </style:style>
    <style:style style:name="T12" style:family="text">
      <style:text-properties officeooo:rsid="00141bfd"/>
    </style:style>
    <style:style style:name="T13" style:family="text">
      <style:text-properties fo:color="#0000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5"/></text:span></text:p>
      <text:list xml:id="list3917354176" text:style-name="L1">
        <text:list-item>
          <text:p text:style-name="P10"><text:span text:style-name="T4">Your Network Number is </text:span><text:span text:style-name="Source_20_Text"><text:span text:style-name="T5">N</text:span></text:span><text:span text:style-name="T4"> (Given by Instructor)</text:span></text:p>
        </text:list-item>
        <text:list-item>
          <text:p text:style-name="P10"><text:span text:style-name="T4">Credentials: net{</text:span><text:span text:style-name="Source_20_Text"><text:span text:style-name="T5">N</text:span></text:span><text:span text:style-name="T4">}_student</text:span><text:span text:style-name="Source_20_Text"><text:span text:style-name="T5">X</text:span></text:span><text:span text:style-name="T4">:password</text:span><text:span text:style-name="Source_20_Text"><text:span text:style-name="T5">X</text:span></text:span></text:p>
        </text:list-item>
        <text:list-item>
          <text:p text:style-name="P10"><text:span text:style-name="Source_20_Text"><text:span text:style-name="T5">X</text:span></text:span><text:span text:style-name="T4"> is your student number</text:span></text:p>
        </text:list-item>
        <text:list-item>
          <text:p text:style-name="P10"><text:span text:style-name="T4">T3 (Atropia) Float IP address is - </text:span><text:span text:style-name="Source_20_Text"><text:span text:style-name="T5">10.50.29.96</text:span></text:span></text:p>
        </text:list-item>
        <text:list-item>
          <text:p text:style-name="P11"><text:span text:style-name="T4">T4 (Pineland) Float IP address is - </text:span><text:span text:style-name="Source_20_Text"><text:span text:style-name="T5">10.50.21.23</text:span></text:span><text:span text:style-name="T4"> (Note - You can only telnet here to act as an insider, this will not be a routed path)</text:span></text:p>
        </text:list-item>
      </text:list>
      <text:p text:style-name="Text_20_body">You are on this workstation as Jose Cuervo, a local strongman. You have the ability to execute commands on this Pineland workstation as an actor for Pineland. Jose has a friend in Atropia that has provided him with the ability to SSH to the Allies' pivot point. You (Jose) should look into providing intel on other interesting workstations in the area controlled by Keith Mohammand, a wanted terrorist. Those workstations are not directly reachable from Atropia, but are on the same subnet as Jose's workstation which may be used to exfiltrate information. Jose also has a flag that can be found by using the find command on his system. The directory where the flag is found has been commonly used throughout the network.</text:p>
      <text:p text:style-name="P3"><text:span text:style-name="T3">Utilize the targets </text:span><text:span text:style-name="Source_20_Text"><text:span text:style-name="T5">T3</text:span></text:span><text:span text:style-name="T3">, and </text:span><text:span text:style-name="Source_20_Text"><text:span text:style-name="T5">T4</text:span></text:span><text:span text:style-name="T3"> to develop ssh tunneling capabilities for use by Gorgan Cyber Forces:</text:span></text:p>
      <text:p text:style-name="P2"><text:line-break/><text:span text:style-name="T3">They have provided three practice challenges to get you started.</text:span></text:p>
      <text:p text:style-name="P3"><text:span text:style-name="Source_20_Text"><text:span text:style-name="T5">T3</text:span></text:span><text:span text:style-name="T3"> is your designated initial Pivot from your </text:span><text:span text:style-name="Source_20_Text"><text:span text:style-name="T5">INTERNET_HOST</text:span></text:span><text:span text:style-name="T3"><text:line-break/><text:line-break/>When creating tunnels your authorized port ranges to utilize are:<text:line-break/></text:span><text:span text:style-name="Source_20_Text"><text:span text:style-name="T5">NssXX</text:span></text:span><text:span text:style-name="T3"><text:line-break/></text:span><text:span text:style-name="Source_20_Text"><text:span text:style-name="T5">N</text:span></text:span><text:span text:style-name="T3"> = Net Number (1-4)<text:line-break/></text:span><text:span text:style-name="Source_20_Text"><text:span text:style-name="T5">ss</text:span></text:span><text:span text:style-name="T3"> = Student Number (01-99)<text:line-break/></text:span><text:span text:style-name="Source_20_Text"><text:span text:style-name="T5">XX</text:span></text:span><text:span text:style-name="T3"> = Selected port Number (00-99)</text:span></text:p>
      <text:p text:style-name="P3"><text:span text:style-name="T3">e.g. :<text:line-break/>net-1, student 1, port forward 1 = </text:span><text:span text:style-name="Source_20_Text"><text:span text:style-name="T5">10101</text:span></text:span><text:span text:style-name="T3"><text:line-break/>net-2, student 1, port forward 2 = </text:span><text:span text:style-name="Source_20_Text"><text:span text:style-name="T5">20102</text:span></text:span><text:span text:style-name="T3"><text:line-break/>net-3, student 10, port forward 5 = </text:span><text:span text:style-name="Source_20_Text"><text:span text:style-name="T5">31005</text:span></text:span><text:span text:style-name="T3"><text:line-break/>net-4, student 12, port forward 10 = </text:span><text:span text:style-name="Source_20_Text"><text:span text:style-name="T5">41210</text:span></text:span></text:p>
      <text:list xml:id="list1331327296" text:style-name="L2">
        <text:list-item>
          <text:p text:style-name="P12"><text:soft-page-break/>Create valid ssh Local Port Forward to leverage for follow-on actions</text:p>
        </text:list-item>
        <text:list-item>
          <text:p text:style-name="P12">Create valid ssh Remote Port Forward to leverage for follow-on actions</text:p>
        </text:list-item>
        <text:list-item>
          <text:p text:style-name="P12">Create valid ssh Dynamic Port Forward to leverage for follow-on actions<text:span text:style-name="Source_20_Text"><text:span text:style-name="T11">10.50.21.23</text:span></text:span></text:p>
        </text:list-item>
      </text:list>
      <text:p text:style-name="P4">To help validate these technical capabilities Gorgan Cyber Forces have established a training range and have placed various flags within. As you successfully develop capabilities your team will find associated flags to validate they work.</text:p>
      <text:p text:style-name="Text_20_body"/>
      <text:p text:style-name="P4">------------------------------------------------------------------------------------------------------------------------------</text:p>
      <text:p text:style-name="P3"><text:span text:style-name="Strong_20_Emphasis"><text:span text:style-name="T2">Task 4 Data Collection</text:span></text:span><text:span text:style-name="T3"><text:line-break/>You are tasked to provide support for Gorgan Cyber Forces operating within Donovian Cyberspace. Utilizing all capabilities and skills developed, interact with the provided target </text:span><text:span text:style-name="Strong_20_Emphasis"><text:span text:style-name="T2">T5</text:span></text:span><text:span text:style-name="T3"> entry point and enumerate their network and systems.</text:span></text:p>
      <text:p text:style-name="P3"><text:span text:style-name="Source_20_Text"><text:span text:style-name="T5">Document all actions taken, intelligence gathered, and all other diagrams and evidence collected during each task for review by Mission Command</text:span></text:span></text:p>
      <text:p text:style-name="P4">Tools/Techniques: Netcat (nc), Secure Shell (ssh), /dev/tcp, and any others you may require</text:p>
      <text:p text:style-name="P3"><text:span text:style-name="T3">Prior Approvals: Successfully develop valid netcat sessions as outlined, upon completion of </text:span><text:span text:style-name="Strong_20_Emphasis"><text:span text:style-name="T2">Task 1</text:span></text:span><text:span text:style-name="T3">, authorization from Mission Command (Instructor) is required to start </text:span><text:span text:style-name="Strong_20_Emphasis"><text:span text:style-name="T2">Task 2</text:span></text:span><text:span text:style-name="T3">. Once all techniques have been demonstrated, you will be granted authority to interact with systems throughout Donovian Cyberspace.</text:span></text:p>
      <text:p text:style-name="Text_20_body"/>
      <text:p text:style-name="P4"><text:soft-page-break/>------------------------------------------------------------------------------------------------------------------------------</text:p>
      <text:p text:style-name="P3"><text:span text:style-name="T3">Scheme of Maneuver:<text:line-break/></text:span><text:span text:style-name="Strong_20_Emphasis"><text:span text:style-name="T2">Task 1</text:span></text:span><text:span text:style-name="T3"><text:line-break/>&gt; INTERNET_HOST (T1)<text:line-break/>→ BLUE_HOST-4 (T2)<text:line-break/>→ BLUE_INT_DMZ_HOST-1 (RELAY)</text:span></text:p>
      <text:p text:style-name="P3"><text:span text:style-name="T3"><text:line-break/></text:span><text:span text:style-name="Strong_20_Emphasis"><text:span text:style-name="T2">Task 2</text:span></text:span><text:span text:style-name="T3"><text:line-break/>&gt; INTERNET_HOST (T1)<text:line-break/>→ T3<text:line-break/>→ T4</text:span></text:p>
      <text:p text:style-name="P3"><text:span text:style-name="T3"><text:line-break/></text:span><text:span text:style-name="Strong_20_Emphasis"><text:span text:style-name="T2">Task 3</text:span></text:span><text:span text:style-name="T3"><text:line-break/>&gt; INTERNET_HOST (T1)<text:line-break/>→ T5</text:span></text:p>
      <text:p text:style-name="Text_20_body"/>
      <text:p text:style-name="P4">------------------------------------------------------------------------------------------------------------------------------</text:p>
      <text:p text:style-name="P4">Target Section:</text:p>
      <text:p text:style-name="P3"><text:span text:style-name="Strong_20_Emphasis"><text:span text:style-name="T2">Task 1</text:span></text:span></text:p>
      <text:p text:style-name="P4">T1<text:line-break/>Hostname: INTERNET_HOST<text:line-break/>External IP: 10.50.XXX.XXX (ALREADY PROVIDED) Internal IP: 10.10.0.40 (ALREADY PROVIDED) (accessed via FLOAT IP)<text:line-break/>creds: (ALREADY PROVIDED)<text:line-break/>Action: Successfully transfer file data between hosts via Netcat</text:p>
      <text:p text:style-name="P4">T2<text:line-break/>Hostname: BLUE_HOST-4<text:line-break/>IP: 172.16.82.115<text:line-break/><text:soft-page-break/>creds: (NONE)<text:line-break/>Action: Successfully transfer files from this host using Netcat</text:p>
      <text:p text:style-name="P4">RELAY<text:line-break/>Hostname: BLUE_INT_DMZ_HOST-1<text:line-break/>IP: 172.16.40.10<text:line-break/>creds: (ALREADY PROVIDED)<text:line-break/>Action: Successfully transfer file data between hosts via Netcat</text:p>
      <text:p text:style-name="P3"/>
      <text:p text:style-name="P3"><text:span text:style-name="Strong_20_Emphasis"><text:span text:style-name="T2">Task 3</text:span></text:span></text:p>
      <text:p text:style-name="P3"><text:span text:style-name="T3">T3<text:line-break/>Hostname: Atropia<text:line-break/>IP: 10.50.XXX.XXX (Will be Provided by Mission Command)<text:line-break/>creds: net</text:span><text:span text:style-name="Source_20_Text"><text:span text:style-name="T5">Y</text:span></text:span><text:span text:style-name="T3">_student</text:span><text:span text:style-name="Source_20_Text"><text:span text:style-name="T5">X</text:span></text:span><text:span text:style-name="T3">:password</text:span><text:span text:style-name="Source_20_Text"><text:span text:style-name="T5">X</text:span></text:span><text:span text:style-name="T3"> (net</text:span><text:span text:style-name="Source_20_Text"><text:span text:style-name="T5">Y</text:span></text:span><text:span text:style-name="T3"> = Networking Class Identifier &amp; student</text:span><text:span text:style-name="Source_20_Text"><text:span text:style-name="T5">X</text:span></text:span><text:span text:style-name="T3"> = Student Number &amp; password</text:span><text:span text:style-name="Source_20_Text"><text:span text:style-name="T5">X</text:span></text:span><text:span text:style-name="T3"> = Student Number)<text:line-break/>Known Ports: 22(ssh)<text:line-break/>Action: Establish appropriate tunneling techniques</text:span></text:p>
      <text:p text:style-name="P3"><text:span text:style-name="T3">T4<text:line-break/>Hostname: Pineland<text:line-break/>IP: 10.50.XXX.XXX (Will be Provided by Mission Command)<text:line-break/>creds: net</text:span><text:span text:style-name="Source_20_Text"><text:span text:style-name="T5">Y</text:span></text:span><text:span text:style-name="T3">_student</text:span><text:span text:style-name="Source_20_Text"><text:span text:style-name="T5">X</text:span></text:span><text:span text:style-name="T3">:password</text:span><text:span text:style-name="Source_20_Text"><text:span text:style-name="T5">X</text:span></text:span><text:span text:style-name="T3"> (net</text:span><text:span text:style-name="Source_20_Text"><text:span text:style-name="T5">Y</text:span></text:span><text:span text:style-name="T3"> = Networking Class Identifier &amp; student</text:span><text:span text:style-name="Source_20_Text"><text:span text:style-name="T5">X</text:span></text:span><text:span text:style-name="T3"> = Student Number &amp; password</text:span><text:span text:style-name="Source_20_Text"><text:span text:style-name="T5">X</text:span></text:span><text:span text:style-name="T3"> = Student Number)<text:line-break/>Known Ports: 23(telnet - go directly from T1 to T4 to simulate compromising the machine)<text:line-break/>Type: Compromised Donovian System<text:line-break/>Action: Establish appropriate tunneling techniques</text:span></text:p>
      <text:p text:style-name="P3"/>
      <text:p text:style-name="P3"><text:span text:style-name="Strong_20_Emphasis"><text:span text:style-name="T2">Task 4</text:span></text:span><text:span text:style-name="T3"><text:line-break/>T5<text:line-break/>Hostname: UNKNOWN<text:line-break/>IP: 10.50.XXX.XXX (Will be Provided by Mission Command)<text:line-break/></text:span><text:soft-page-break/><text:span text:style-name="T3">creds: net</text:span><text:span text:style-name="Source_20_Text"><text:span text:style-name="T5">Y</text:span></text:span><text:span text:style-name="T3">_student</text:span><text:span text:style-name="Source_20_Text"><text:span text:style-name="T5">X</text:span></text:span><text:span text:style-name="T3">:password</text:span><text:span text:style-name="Source_20_Text"><text:span text:style-name="T5">X</text:span></text:span><text:span text:style-name="T3"> (net</text:span><text:span text:style-name="Source_20_Text"><text:span text:style-name="T5">Y</text:span></text:span><text:span text:style-name="T3"> = Networking Class Identifier &amp; student</text:span><text:span text:style-name="Source_20_Text"><text:span text:style-name="T5">X</text:span></text:span><text:span text:style-name="T3"> = Student Number &amp; password</text:span><text:span text:style-name="Source_20_Text"><text:span text:style-name="T5">X</text:span></text:span><text:span text:style-name="T3"> = Student Number)<text:line-break/>Known Ports: UNKNOWN<text:line-break/>Action: Execute proper movement and redirection techniques</text:span></text:p>
      <text:p text:style-name="P5"/>
      <text:p text:style-name="P5"/>
      <text:p text:style-name="P9">Red Boundry Router</text:p>
      <text:p text:style-name="P9">Hostname:</text:p>
      <text:p text:style-name="P9">IP: 172.16.120.1</text:p>
      <text:p text:style-name="P9">Ports: 22</text:p>
      <text:p text:style-name="P9">Username: vyos</text:p>
      <text:p text:style-name="P9">Password: password</text:p>
      <text:p text:style-name="P9">Action: Use as start point and Perform Passive/Active Reconnaissance</text:p>
      <text:p text:style-name="P9"/>
      <text:p text:style-name="P9"/>
      <text:p text:style-name="P9">vyos@RED-SCR:~$ ip a</text:p>
      <text:p text:style-name="P9">1: lo: &lt;LOOPBACK,UP,LOWER_UP&gt; mtu 65536 qdisc noqueue state UNKNOWN group default </text:p>
      <text:p text:style-name="P9"><text:s text:c="4"/>link/loopback 00:00:00:00:00:00 brd 00:00:00:00:00:00</text:p>
      <text:p text:style-name="P9"><text:s text:c="4"/>inet 127.0.0.1/8 scope host lo</text:p>
      <text:p text:style-name="P9"><text:s text:c="7"/>valid_lft forever preferred_lft forever</text:p>
      <text:p text:style-name="P9"><text:s text:c="4"/>inet 120.0.0.1/32 scope global lo</text:p>
      <text:p text:style-name="P9"><text:s text:c="7"/>valid_lft forever preferred_lft forever</text:p>
      <text:p text:style-name="P9"><text:s text:c="4"/>inet6 ::1/128 scope host </text:p>
      <text:p text:style-name="P9"><text:s text:c="7"/>valid_lft forever preferred_lft forever</text:p>
      <text:p text:style-name="P9">2: eth0: &lt;BROADCAST,MULTICAST,UP,LOWER_UP&gt; mtu 1500 qdisc pfifo_fast state UP group default qlen 1000</text:p>
      <text:p text:style-name="P9"><text:s text:c="4"/>link/ether fa:16:3e:22:de:1f brd ff:ff:ff:ff:ff:ff</text:p>
      <text:p text:style-name="P9"><text:s text:c="4"/>inet 172.16.120.1/30 brd 172.16.120.3 scope global eth0</text:p>
      <text:p text:style-name="P9"><text:s text:c="7"/>valid_lft forever preferred_lft forever</text:p>
      <text:p text:style-name="P9"><text:s text:c="4"/>inet6 fe80::f816:3eff:fe22:de1f/64 scope link </text:p>
      <text:p text:style-name="P9"><text:s text:c="7"/>valid_lft forever preferred_lft forever</text:p>
      <text:p text:style-name="P9">3: eth1: &lt;BROADCAST,MULTICAST,UP,LOWER_UP&gt; mtu 1500 qdisc pfifo_fast state UP group default qlen 1000</text:p>
      <text:p text:style-name="P9"><text:s text:c="4"/>link/ether fa:16:3e:f3:13:f2 brd ff:ff:ff:ff:ff:ff</text:p>
      <text:p text:style-name="P9"><text:s text:c="4"/>inet 172.16.120.6/30 brd 172.16.120.7 scope global eth1</text:p>
      <text:p text:style-name="P9"><text:s text:c="7"/>valid_lft forever preferred_lft forever</text:p>
      <text:p text:style-name="P9"><text:s text:c="4"/>inet6 fe80::f816:3eff:fef3:13f2/64 scope link </text:p>
      <text:p text:style-name="P9"><text:s text:c="7"/>valid_lft forever preferred_lft forever</text:p>
      <text:p text:style-name="P9">4: eth2: &lt;BROADCAST,MULTICAST,UP,LOWER_UP&gt; mtu 1500 qdisc pfifo_fast state UP group default qlen 1000</text:p>
      <text:p text:style-name="P9"><text:s text:c="4"/>link/ether fa:16:3e:93:5f:5b brd ff:ff:ff:ff:ff:ff</text:p>
      <text:p text:style-name="P9"><text:s text:c="4"/>inet 172.16.101.30/27 brd 172.16.101.31 scope global eth2</text:p>
      <text:p text:style-name="P9"><text:s text:c="7"/>valid_lft forever preferred_lft forever</text:p>
      <text:p text:style-name="P9"><text:s text:c="4"/>inet6 fe80::f816:3eff:fe93:5f5b/64 scope link </text:p>
      <text:p text:style-name="P9"><text:s text:c="7"/>valid_lft forever preferred_lft forever</text:p>
      <text:p text:style-name="P9"><text:s text:c="7"/></text:p>
      <text:p text:style-name="P9"><text:soft-page-break/><text:s text:c="7"/></text:p>
      <text:p text:style-name="P9"><text:s text:c="7"/>vyos@RED-SCR:~$ show configuration <text:s text:c="6"/></text:p>
      <text:p text:style-name="P9">interfaces {</text:p>
      <text:p text:style-name="P9"><text:s text:c="4"/>ethernet eth0 {</text:p>
      <text:p text:style-name="P9"><text:s text:c="8"/>address 172.16.120.1/30</text:p>
      <text:p text:style-name="P9"><text:s text:c="8"/>description INTERNET</text:p>
      <text:p text:style-name="P9"><text:s text:c="4"/>}</text:p>
      <text:p text:style-name="P9"><text:s text:c="4"/>ethernet eth1 {</text:p>
      <text:p text:style-name="P9"><text:s text:c="8"/>address 172.16.120.6/30</text:p>
      <text:p text:style-name="P9"><text:s text:c="8"/>description REDNET</text:p>
      <text:p text:style-name="P9"><text:s text:c="8"/>ip {</text:p>
      <text:p text:style-name="P9"><text:s text:c="12"/>ospf {</text:p>
      <text:p text:style-name="P9"><text:s text:c="16"/>authentication {</text:p>
      <text:p text:style-name="P9"><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ethernet eth2 {</text:p>
      <text:p text:style-name="P9"><text:s text:c="8"/>address 172.16.101.30/27</text:p>
      <text:p text:style-name="P9"><text:s text:c="8"/>description DMZ</text:p>
      <text:p text:style-name="P9"><text:s text:c="4"/>}</text:p>
      <text:p text:style-name="P9"><text:s text:c="4"/>loopback lo {</text:p>
      <text:p text:style-name="P9"><text:s text:c="8"/>address 120.0.0.1/32</text:p>
      <text:p text:style-name="P9"><text:s text:c="4"/>}</text:p>
      <text:p text:style-name="P9">}</text:p>
      <text:p text:style-name="P9">nat {</text:p>
      <text:p text:style-name="P9"><text:s text:c="4"/>source {</text:p>
      <text:p text:style-name="P9"><text:s text:c="8"/>rule 100 {</text:p>
      <text:p text:style-name="P9"><text:s text:c="12"/>outbound-interface eth0</text:p>
      <text:p text:style-name="P9"><text:s text:c="12"/>source {</text:p>
      <text:p text:style-name="P9"><text:s text:c="12"/>}</text:p>
      <text:p text:style-name="P9"><text:s text:c="12"/>translation {</text:p>
      <text:p text:style-name="P9"><text:s text:c="16"/>address masquerade</text:p>
      <text:p text:style-name="P9"><text:s text:c="12"/>}</text:p>
      <text:p text:style-name="P9"><text:s text:c="8"/>}</text:p>
      <text:p text:style-name="P9"><text:s text:c="4"/>}</text:p>
      <text:p text:style-name="P9">}</text:p>
      <text:p text:style-name="P9">protocols {</text:p>
      <text:p text:style-name="P9"><text:s text:c="4"/>bgp 120 {</text:p>
      <text:p text:style-name="P9"><text:s text:c="8"/>aggregate-address 172.16.101.0/24 {</text:p>
      <text:p text:style-name="P9"><text:s text:c="12"/>summary-only</text:p>
      <text:p text:style-name="P9"><text:s text:c="8"/>}</text:p>
      <text:p text:style-name="P9"><text:s text:c="8"/>aggregate-address 172.16.120.0/24 {</text:p>
      <text:p text:style-name="P9"><text:s text:c="12"/>summary-only</text:p>
      <text:p text:style-name="P9"><text:soft-page-break/><text:s text:c="8"/>}</text:p>
      <text:p text:style-name="P9"><text:s text:c="8"/>aggregate-address 172.16.140.0/24 {</text:p>
      <text:p text:style-name="P9"><text:s text:c="12"/>summary-only</text:p>
      <text:p text:style-name="P9"><text:s text:c="8"/>}</text:p>
      <text:p text:style-name="P9"><text:s text:c="8"/>aggregate-address 172.16.182.0/24 {</text:p>
      <text:p text:style-name="P9"><text:s text:c="12"/>summary-only</text:p>
      <text:p text:style-name="P9"><text:s text:c="8"/>}</text:p>
      <text:p text:style-name="P9"><text:s text:c="8"/>neighbor 172.16.120.2 {</text:p>
      <text:p text:style-name="P9"><text:s text:c="12"/>remote-as 10</text:p>
      <text:p text:style-name="P9"><text:s text:c="12"/>update-source 172.16.120.1</text:p>
      <text:p text:style-name="P9"><text:s text:c="8"/>}</text:p>
      <text:p text:style-name="P9"><text:s text:c="8"/>network 172.16.120.0/30 {</text:p>
      <text:p text:style-name="P9"><text:s text:c="8"/>}</text:p>
      <text:p text:style-name="P9"><text:s text:c="8"/>parameters {</text:p>
      <text:p text:style-name="P9"><text:s text:c="12"/>router-id 120.0.0.1</text:p>
      <text:p text:style-name="P9"><text:s text:c="8"/>}</text:p>
      <text:p text:style-name="P9"><text:s text:c="8"/>redistribute {</text:p>
      <text:p text:style-name="P9"><text:s text:c="12"/>connected {</text:p>
      <text:p text:style-name="P9"><text:s text:c="16"/>metric 101</text:p>
      <text:p text:style-name="P9"><text:s text:c="12"/>}</text:p>
      <text:p text:style-name="P9"><text:s text:c="12"/>ospf {</text:p>
      <text:p text:style-name="P9"><text:s text:c="16"/>metric 100</text:p>
      <text:p text:style-name="P9"><text:s text:c="12"/>}</text:p>
      <text:p text:style-name="P9"><text:s text:c="8"/>}</text:p>
      <text:p text:style-name="P9"><text:s text:c="4"/>}</text:p>
      <text:p text:style-name="P9"><text:s text:c="4"/>ospf {</text:p>
      <text:p text:style-name="P9"><text:s text:c="8"/>area 0 {</text:p>
      <text:p text:style-name="P9"><text:s text:c="12"/>network 172.16.101.0/27</text:p>
      <text:p text:style-name="P9"><text:s text:c="12"/>network 172.16.120.4/30</text:p>
      <text:p text:style-name="P9"><text:s text:c="12"/>network 120.0.0.1/32</text:p>
      <text:p text:style-name="P9"><text:s text:c="8"/>}</text:p>
      <text:p text:style-name="P9"><text:s text:c="8"/>area 0.0.0.0 {</text:p>
      <text:p text:style-name="P9"><text:s text:c="12"/>authentication md5</text:p>
      <text:p text:style-name="P9"><text:s text:c="8"/>}</text:p>
      <text:p text:style-name="P9"><text:s text:c="8"/>default-information {</text:p>
      <text:p text:style-name="P9"><text:s text:c="12"/>originate {</text:p>
      <text:p text:style-name="P9"><text:s text:c="16"/>always</text:p>
      <text:p text:style-name="P9"><text:s text:c="12"/>}</text:p>
      <text:p text:style-name="P9"><text:s text:c="8"/>}</text:p>
      <text:p text:style-name="P9"><text:s text:c="8"/>parameters {</text:p>
      <text:p text:style-name="P9"><text:s text:c="12"/>router-id 120.0.0.1</text:p>
      <text:p text:style-name="P9"><text:s text:c="8"/>}</text:p>
      <text:p text:style-name="P9"><text:s text:c="8"/>redistribute {</text:p>
      <text:p text:style-name="P9"><text:s text:c="12"/>connected {</text:p>
      <text:p text:style-name="P9"><text:s text:c="16"/>metric-type 2</text:p>
      <text:p text:style-name="P9"><text:s text:c="12"/>}</text:p>
      <text:p text:style-name="P9"><text:s text:c="8"/>}</text:p>
      <text:p text:style-name="P9"><text:s text:c="4"/>}</text:p>
      <text:p text:style-name="P9"><text:s text:c="4"/>static {</text:p>
      <text:p text:style-name="P9"><text:soft-page-break/><text:s text:c="8"/>route 0.0.0.0/0 {</text:p>
      <text:p text:style-name="P9"><text:s text:c="12"/>next-hop 172.16.120.2 {</text:p>
      <text:p text:style-name="P9"><text:s text:c="16"/>distance 1</text:p>
      <text:p text:style-name="P9"><text:s text:c="12"/>}</text:p>
      <text:p text:style-name="P9"><text:s text:c="8"/>}</text:p>
      <text:p text:style-name="P9"><text:s text:c="4"/>}</text:p>
      <text:p text:style-name="P9">}</text:p>
      <text:p text:style-name="P9">service {</text:p>
      <text:p text:style-name="P9"><text:s text:c="4"/>cloudinit {</text:p>
      <text:p text:style-name="P9"><text:s text:c="8"/>environment openstack</text:p>
      <text:p text:style-name="P9"><text:s text:c="4"/>}</text:p>
      <text:p text:style-name="P9"><text:s text:c="4"/>ssh {</text:p>
      <text:p text:style-name="P9"><text:s text:c="8"/>allow-root</text:p>
      <text:p text:style-name="P9"><text:s text:c="8"/>port 22</text:p>
      <text:p text:style-name="P9"><text:s text:c="4"/>}</text:p>
      <text:p text:style-name="P9">}</text:p>
      <text:p text:style-name="P9">system {</text:p>
      <text:p text:style-name="P9"><text:s text:c="4"/>config-management {</text:p>
      <text:p text:style-name="P9"><text:s text:c="8"/>commit-revisions 20</text:p>
      <text:p text:style-name="P9"><text:s text:c="4"/>}</text:p>
      <text:p text:style-name="P9"><text:s text:c="4"/>console {</text:p>
      <text:p text:style-name="P9"><text:s text:c="8"/>device ttyS0 {</text:p>
      <text:p text:style-name="P9"><text:s text:c="12"/>speed 9600</text:p>
      <text:p text:style-name="P9"><text:s text:c="8"/>}</text:p>
      <text:p text:style-name="P9"><text:s text:c="4"/>}</text:p>
      <text:p text:style-name="P9"><text:s text:c="4"/>host-name RED-SCR</text:p>
      <text:p text:style-name="P9"><text:s text:c="4"/>login {</text:p>
      <text:p text:style-name="P9"><text:s text:c="8"/>user root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8"/>user vyos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4"/>}</text:p>
      <text:p text:style-name="P9"><text:s text:c="4"/>package {</text:p>
      <text:p text:style-name="P9"><text:s text:c="8"/>auto-sync 1</text:p>
      <text:p text:style-name="P9"><text:s text:c="8"/>repository community {</text:p>
      <text:p text:style-name="P9"><text:s text:c="12"/>components main</text:p>
      <text:p text:style-name="P9"><text:s text:c="12"/>distribution helium</text:p>
      <text:p text:style-name="P9"><text:s text:c="12"/>password ****************</text:p>
      <text:p text:style-name="P9"><text:s text:c="12"/>url http://packages.vyos.net/vyos</text:p>
      <text:p text:style-name="P9"><text:soft-page-break/><text:s text:c="12"/>username ""</text:p>
      <text:p text:style-name="P9"><text:s text:c="8"/>}</text:p>
      <text:p text:style-name="P9"><text:s text:c="4"/>}</text:p>
      <text:p text:style-name="P9"><text:s text:c="4"/>syslog {</text:p>
      <text:p text:style-name="P9"><text:s text:c="8"/>global {</text:p>
      <text:p text:style-name="P9"><text:s text:c="12"/>facility all {</text:p>
      <text:p text:style-name="P9"><text:s text:c="16"/>level notice</text:p>
      <text:p text:style-name="P9"><text:s text:c="12"/>}</text:p>
      <text:p text:style-name="P9"><text:s text:c="12"/>facility protocols {</text:p>
      <text:p text:style-name="P9"><text:s text:c="16"/>level debug</text:p>
      <text:p text:style-name="P9"><text:s text:c="12"/>}</text:p>
      <text:p text:style-name="P9"><text:s text:c="8"/>}</text:p>
      <text:p text:style-name="P9"><text:s text:c="4"/>}</text:p>
      <text:p text:style-name="P9"><text:s text:c="4"/>time-zone UTC</text:p>
      <text:p text:style-name="P9">}</text:p>
      <text:p text:style-name="P9"/>
      <text:p text:style-name="P9"><text:s text:c="2"/></text:p>
      <text:p text:style-name="P9"><text:s text:c="2"/></text:p>
      <text:p text:style-name="P9"><text:s text:c="2"/></text:p>
      <text:p text:style-name="P9"><text:s text:c="2"/>vyos@RED-SCR:~$ show host os <text:s text:c="3"/></text:p>
      <text:p text:style-name="P9">Linux RED-SCR 3.13.11-1-amd64-vyos #1 SMP Wed Aug 12 02:08:05 UTC 2015 x86_64 GNU/Linux</text:p>
      <text:p text:style-name="P9">vyos@RED-SCR:~$ show host name</text:p>
      <text:p text:style-name="P9">RED-SCR</text:p>
      <text:p text:style-name="P9"/>
      <text:p text:style-name="P9"/>
      <text:p text:style-name="P9"/>
      <text:p text:style-name="P9"/>
      <text:p text:style-name="P9"/>
      <text:p text:style-name="P9"/>
      <text:p text:style-name="P9"/>
      <text:p text:style-name="P9">INNER BOUNDARY?</text:p>
      <text:p text:style-name="P9">Red IPS</text:p>
      <text:p text:style-name="P9">Hostname:</text:p>
      <text:p text:style-name="P9">IP: ssh 172.16.120.5</text:p>
      <text:p text:style-name="P9">Ports: 22</text:p>
      <text:p text:style-name="P9">Username: vyos</text:p>
      <text:p text:style-name="P9">Password: password</text:p>
      <text:p text:style-name="P9">Action: Use as start point and Perform Passive/Active Reconnaissance</text:p>
      <text:p text:style-name="P9"/>
      <text:p text:style-name="P9">vyos@RED-IPS:~$ show host name</text:p>
      <text:p text:style-name="P9">RED-IPS</text:p>
      <text:p text:style-name="P9">vyos@RED-IPS:~$ show config</text:p>
      <text:p text:style-name="P9">interfaces {</text:p>
      <text:p text:style-name="P9"><text:s text:c="4"/>ethernet eth0 {</text:p>
      <text:p text:style-name="P9"><text:s text:c="8"/>address 172.16.120.5/30</text:p>
      <text:p text:style-name="P9"><text:s text:c="8"/>description INTERNET</text:p>
      <text:p text:style-name="P9"><text:s text:c="8"/>ip {</text:p>
      <text:p text:style-name="P9"><text:s text:c="12"/>ospf {</text:p>
      <text:p text:style-name="P9"><text:s text:c="16"/>authentication {</text:p>
      <text:p text:style-name="P9"><text:soft-page-break/><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ethernet eth1 {</text:p>
      <text:p text:style-name="P9"><text:s text:c="8"/>address 172.16.120.10/30</text:p>
      <text:p text:style-name="P9"><text:s text:c="8"/>description REDNET</text:p>
      <text:p text:style-name="P9"><text:s text:c="8"/>ip {</text:p>
      <text:p text:style-name="P9"><text:s text:c="12"/>ospf {</text:p>
      <text:p text:style-name="P9"><text:s text:c="16"/>authentication {</text:p>
      <text:p text:style-name="P9"><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loopback lo {</text:p>
      <text:p text:style-name="P9"><text:s text:c="8"/>address 120.0.0.2/32</text:p>
      <text:p text:style-name="P9"><text:s text:c="4"/>}</text:p>
      <text:p text:style-name="P9">}</text:p>
      <text:p text:style-name="P9">nat {</text:p>
      <text:p text:style-name="P9"><text:s text:c="4"/>source {</text:p>
      <text:p text:style-name="P9"><text:s text:c="8"/>rule 100 {</text:p>
      <text:p text:style-name="P9"><text:s text:c="12"/>outbound-interface eth0</text:p>
      <text:p text:style-name="P9"><text:s text:c="12"/>source {</text:p>
      <text:p text:style-name="P9"><text:s text:c="12"/>}</text:p>
      <text:p text:style-name="P9"><text:s text:c="12"/>translation {</text:p>
      <text:p text:style-name="P9"><text:s text:c="16"/>address masquerade</text:p>
      <text:p text:style-name="P9"><text:s text:c="12"/>}</text:p>
      <text:p text:style-name="P9"><text:s text:c="8"/>}</text:p>
      <text:p text:style-name="P9"><text:s text:c="4"/>}</text:p>
      <text:p text:style-name="P9">}</text:p>
      <text:p text:style-name="P9">protocols {</text:p>
      <text:p text:style-name="P9"><text:s text:c="4"/>ospf {</text:p>
      <text:p text:style-name="P9"><text:s text:c="8"/>area 0 {</text:p>
      <text:p text:style-name="P9"><text:s text:c="12"/>network 172.16.120.8/30</text:p>
      <text:p text:style-name="P9"><text:s text:c="12"/>network 172.16.120.4/30</text:p>
      <text:p text:style-name="P9"><text:s text:c="12"/>network 120.0.0.2/32</text:p>
      <text:p text:style-name="P9"><text:s text:c="8"/>}</text:p>
      <text:p text:style-name="P9"><text:s text:c="8"/>area 0.0.0.0 {</text:p>
      <text:p text:style-name="P9"><text:s text:c="12"/>authentication md5</text:p>
      <text:p text:style-name="P9"><text:soft-page-break/><text:s text:c="8"/>}</text:p>
      <text:p text:style-name="P9"><text:s text:c="4"/>}</text:p>
      <text:p text:style-name="P9">}</text:p>
      <text:p text:style-name="P9">service {</text:p>
      <text:p text:style-name="P9"><text:s text:c="4"/>cloudinit {</text:p>
      <text:p text:style-name="P9"><text:s text:c="8"/>environment openstack</text:p>
      <text:p text:style-name="P9"><text:s text:c="4"/>}</text:p>
      <text:p text:style-name="P9"><text:s text:c="4"/>ssh {</text:p>
      <text:p text:style-name="P9"><text:s text:c="8"/>allow-root</text:p>
      <text:p text:style-name="P9"><text:s text:c="8"/>port 22</text:p>
      <text:p text:style-name="P9"><text:s text:c="4"/>}</text:p>
      <text:p text:style-name="P9">}</text:p>
      <text:p text:style-name="P9">system {</text:p>
      <text:p text:style-name="P9"><text:s text:c="4"/>config-management {</text:p>
      <text:p text:style-name="P9"><text:s text:c="8"/>commit-revisions 20</text:p>
      <text:p text:style-name="P9"><text:s text:c="4"/>}</text:p>
      <text:p text:style-name="P9"><text:s text:c="4"/>console {</text:p>
      <text:p text:style-name="P9"><text:s text:c="8"/>device ttyS0 {</text:p>
      <text:p text:style-name="P9"><text:s text:c="12"/>speed 9600</text:p>
      <text:p text:style-name="P9"><text:s text:c="8"/>}</text:p>
      <text:p text:style-name="P9"><text:s text:c="4"/>}</text:p>
      <text:p text:style-name="P9"><text:s text:c="4"/>host-name RED-IPS</text:p>
      <text:p text:style-name="P9"><text:s text:c="4"/>login {</text:p>
      <text:p text:style-name="P9"><text:s text:c="8"/>user root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8"/>user vyos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4"/>}</text:p>
      <text:p text:style-name="P9"><text:s text:c="4"/>package {</text:p>
      <text:p text:style-name="P9"><text:s text:c="8"/>auto-sync 1</text:p>
      <text:p text:style-name="P9"><text:s text:c="8"/>repository community {</text:p>
      <text:p text:style-name="P9"><text:s text:c="12"/>components main</text:p>
      <text:p text:style-name="P9"><text:s text:c="12"/>distribution helium</text:p>
      <text:p text:style-name="P9"><text:s text:c="12"/>password ****************</text:p>
      <text:p text:style-name="P9"><text:s text:c="12"/>url http://packages.vyos.net/vyos</text:p>
      <text:p text:style-name="P9"><text:s text:c="12"/>username ""</text:p>
      <text:p text:style-name="P9"><text:s text:c="8"/>}</text:p>
      <text:p text:style-name="P9"><text:s text:c="4"/>}</text:p>
      <text:p text:style-name="P9"><text:s text:c="4"/>syslog {</text:p>
      <text:p text:style-name="P9"><text:soft-page-break/><text:s text:c="8"/>global {</text:p>
      <text:p text:style-name="P9"><text:s text:c="12"/>facility all {</text:p>
      <text:p text:style-name="P9"><text:s text:c="16"/>level notice</text:p>
      <text:p text:style-name="P9"><text:s text:c="12"/>}</text:p>
      <text:p text:style-name="P9"><text:s text:c="12"/>facility protocols {</text:p>
      <text:p text:style-name="P9"><text:s text:c="16"/>level debug</text:p>
      <text:p text:style-name="P9"><text:s text:c="12"/>}</text:p>
      <text:p text:style-name="P9"><text:s text:c="8"/>}</text:p>
      <text:p text:style-name="P9"><text:s text:c="4"/>}</text:p>
      <text:p text:style-name="P9"><text:s text:c="4"/>time-zone UTC</text:p>
      <text:p text:style-name="P9">}</text:p>
      <text:p text:style-name="P9"/>
      <text:p text:style-name="P9"/>
      <text:p text:style-name="P9">RED-POP</text:p>
      <text:p text:style-name="P9">Hostname:</text:p>
      <text:p text:style-name="P9">IP: 172.16.120.9</text:p>
      <text:p text:style-name="P9">Ports: 22</text:p>
      <text:p text:style-name="P9">Username: vyos</text:p>
      <text:p text:style-name="P9">Password: password</text:p>
      <text:p text:style-name="P9">Action: </text:p>
      <text:p text:style-name="P9"/>
      <text:p text:style-name="P9">vyos@RED-POP:~$ show host name</text:p>
      <text:p text:style-name="P9">RED-POP</text:p>
      <text:p text:style-name="P9">vyos@RED-POP:~$ show config</text:p>
      <text:p text:style-name="P9">interfaces {</text:p>
      <text:p text:style-name="P9"><text:s text:c="4"/>ethernet eth0 {</text:p>
      <text:p text:style-name="P9"><text:s text:c="8"/>address 172.16.120.9/30</text:p>
      <text:p text:style-name="P9"><text:s text:c="8"/>description INTERNET</text:p>
      <text:p text:style-name="P9"><text:s text:c="8"/>ip {</text:p>
      <text:p text:style-name="P9"><text:s text:c="12"/>ospf {</text:p>
      <text:p text:style-name="P9"><text:s text:c="16"/>authentication {</text:p>
      <text:p text:style-name="P9"><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ethernet eth1 {</text:p>
      <text:p text:style-name="P9"><text:s text:c="8"/>address 172.16.182.126/27</text:p>
      <text:p text:style-name="P9"><text:s text:c="8"/>description REDHOSTS</text:p>
      <text:p text:style-name="P9"><text:s text:c="4"/>}</text:p>
      <text:p text:style-name="P9"><text:s text:c="4"/>ethernet eth2 {</text:p>
      <text:p text:style-name="P9"><text:s text:c="8"/>address 172.16.140.6/30</text:p>
      <text:p text:style-name="P9"><text:s text:c="8"/>description REDINTDMZ</text:p>
      <text:p text:style-name="P9"><text:s text:c="8"/>ip {</text:p>
      <text:p text:style-name="P9"><text:s text:c="12"/>ospf {</text:p>
      <text:p text:style-name="P9"><text:soft-page-break/><text:s text:c="16"/>authentication {</text:p>
      <text:p text:style-name="P9"><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loopback lo {</text:p>
      <text:p text:style-name="P9"><text:s text:c="8"/>address 120.0.0.3/32</text:p>
      <text:p text:style-name="P9"><text:s text:c="4"/>}</text:p>
      <text:p text:style-name="P9">}</text:p>
      <text:p text:style-name="P9">nat {</text:p>
      <text:p text:style-name="P9"><text:s text:c="4"/>source {</text:p>
      <text:p text:style-name="P9"><text:s text:c="8"/>rule 100 {</text:p>
      <text:p text:style-name="P9"><text:s text:c="12"/>outbound-interface eth0</text:p>
      <text:p text:style-name="P9"><text:s text:c="12"/>source {</text:p>
      <text:p text:style-name="P9"><text:s text:c="12"/>}</text:p>
      <text:p text:style-name="P9"><text:s text:c="12"/>translation {</text:p>
      <text:p text:style-name="P9"><text:s text:c="16"/>address masquerade</text:p>
      <text:p text:style-name="P9"><text:s text:c="12"/>}</text:p>
      <text:p text:style-name="P9"><text:s text:c="8"/>}</text:p>
      <text:p text:style-name="P9"><text:s text:c="4"/>}</text:p>
      <text:p text:style-name="P9">}</text:p>
      <text:p text:style-name="P9">protocols {</text:p>
      <text:p text:style-name="P9"><text:s text:c="4"/>ospf {</text:p>
      <text:p text:style-name="P9"><text:s text:c="8"/>area 0 {</text:p>
      <text:p text:style-name="P9"><text:s text:c="12"/>network 172.16.182.96/27</text:p>
      <text:p text:style-name="P9"><text:s text:c="12"/>network 172.16.140.4/30</text:p>
      <text:p text:style-name="P9"><text:s text:c="12"/>network 172.16.120.8/30</text:p>
      <text:p text:style-name="P9"><text:s text:c="12"/>network 120.0.0.3/32</text:p>
      <text:p text:style-name="P9"><text:s text:c="8"/>}</text:p>
      <text:p text:style-name="P9"><text:s text:c="8"/>area 0.0.0.0 {</text:p>
      <text:p text:style-name="P9"><text:s text:c="12"/>authentication md5</text:p>
      <text:p text:style-name="P9"><text:s text:c="8"/>}</text:p>
      <text:p text:style-name="P9"><text:s text:c="8"/>parameters {</text:p>
      <text:p text:style-name="P9"><text:s text:c="12"/>router-id 120.0.0.3</text:p>
      <text:p text:style-name="P9"><text:s text:c="8"/>}</text:p>
      <text:p text:style-name="P9"><text:s text:c="8"/>redistribute {</text:p>
      <text:p text:style-name="P9"><text:s text:c="12"/>connected {</text:p>
      <text:p text:style-name="P9"><text:s text:c="16"/>metric-type 2</text:p>
      <text:p text:style-name="P9"><text:s text:c="12"/>}</text:p>
      <text:p text:style-name="P9"><text:s text:c="8"/>}</text:p>
      <text:p text:style-name="P9"><text:s text:c="4"/>}</text:p>
      <text:p text:style-name="P9">}</text:p>
      <text:p text:style-name="P9">service {</text:p>
      <text:p text:style-name="P9"><text:s text:c="4"/>cloudinit {</text:p>
      <text:p text:style-name="P9"><text:soft-page-break/><text:s text:c="8"/>environment openstack</text:p>
      <text:p text:style-name="P9"><text:s text:c="4"/>}</text:p>
      <text:p text:style-name="P9"><text:s text:c="4"/>ssh {</text:p>
      <text:p text:style-name="P9"><text:s text:c="8"/>allow-root</text:p>
      <text:p text:style-name="P9"><text:s text:c="8"/>port 22</text:p>
      <text:p text:style-name="P9"><text:s text:c="4"/>}</text:p>
      <text:p text:style-name="P9">}</text:p>
      <text:p text:style-name="P9">system {</text:p>
      <text:p text:style-name="P9"><text:s text:c="4"/>config-management {</text:p>
      <text:p text:style-name="P9"><text:s text:c="8"/>commit-revisions 20</text:p>
      <text:p text:style-name="P9"><text:s text:c="4"/>}</text:p>
      <text:p text:style-name="P9"><text:s text:c="4"/>console {</text:p>
      <text:p text:style-name="P9"><text:s text:c="8"/>device ttyS0 {</text:p>
      <text:p text:style-name="P9"><text:s text:c="12"/>speed 9600</text:p>
      <text:p text:style-name="P9"><text:s text:c="8"/>}</text:p>
      <text:p text:style-name="P9"><text:s text:c="4"/>}</text:p>
      <text:p text:style-name="P9"><text:s text:c="4"/>host-name RED-POP</text:p>
      <text:p text:style-name="P9"><text:s text:c="4"/>login {</text:p>
      <text:p text:style-name="P9"><text:s text:c="8"/>user root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8"/>user vyos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4"/>}</text:p>
      <text:p text:style-name="P9"><text:s text:c="4"/>package {</text:p>
      <text:p text:style-name="P9"><text:s text:c="8"/>auto-sync 1</text:p>
      <text:p text:style-name="P9"><text:s text:c="8"/>repository community {</text:p>
      <text:p text:style-name="P9"><text:s text:c="12"/>components main</text:p>
      <text:p text:style-name="P9"><text:s text:c="12"/>distribution helium</text:p>
      <text:p text:style-name="P9"><text:s text:c="12"/>password ****************</text:p>
      <text:p text:style-name="P9"><text:s text:c="12"/>url http://packages.vyos.net/vyos</text:p>
      <text:p text:style-name="P9"><text:s text:c="12"/>username ""</text:p>
      <text:p text:style-name="P9"><text:s text:c="8"/>}</text:p>
      <text:p text:style-name="P9"><text:s text:c="4"/>}</text:p>
      <text:p text:style-name="P9"><text:s text:c="4"/>syslog {</text:p>
      <text:p text:style-name="P9"><text:s text:c="8"/>global {</text:p>
      <text:p text:style-name="P9"><text:s text:c="12"/>facility all {</text:p>
      <text:p text:style-name="P9"><text:s text:c="16"/>level notice</text:p>
      <text:p text:style-name="P9"><text:s text:c="12"/>}</text:p>
      <text:p text:style-name="P9"><text:s text:c="12"/>facility protocols {</text:p>
      <text:p text:style-name="P9"><text:soft-page-break/><text:s text:c="16"/>level debug</text:p>
      <text:p text:style-name="P9"><text:s text:c="12"/>}</text:p>
      <text:p text:style-name="P9"><text:s text:c="8"/>}</text:p>
      <text:p text:style-name="P9"><text:s text:c="4"/>}</text:p>
      <text:p text:style-name="P9"><text:s text:c="4"/>time-zone UTC</text:p>
      <text:p text:style-name="P9">}</text:p>
      <text:p text:style-name="P9"/>
      <text:p text:style-name="P9"/>
      <text:p text:style-name="P9">vyos@RED-POP2:~$ show host name</text:p>
      <text:p text:style-name="P9">RED-POP2</text:p>
      <text:p text:style-name="P9">vyos@RED-POP2:~$ show configuration </text:p>
      <text:p text:style-name="P9">interfaces {</text:p>
      <text:p text:style-name="P9"><text:s text:c="4"/>ethernet eth0 {</text:p>
      <text:p text:style-name="P9"><text:s text:c="8"/>address 172.16.140.5/30</text:p>
      <text:p text:style-name="P9"><text:s text:c="8"/>description REDINTDMZ</text:p>
      <text:p text:style-name="P9"><text:s text:c="8"/>ip {</text:p>
      <text:p text:style-name="P9"><text:s text:c="12"/>ospf {</text:p>
      <text:p text:style-name="P9"><text:s text:c="16"/>authentication {</text:p>
      <text:p text:style-name="P9"><text:s text:c="20"/>md5 {</text:p>
      <text:p text:style-name="P9"><text:s text:c="24"/>key-id 120 {</text:p>
      <text:p text:style-name="P9"><text:s text:c="28"/>md5-key ****************</text:p>
      <text:p text:style-name="P9"><text:s text:c="24"/>}</text:p>
      <text:p text:style-name="P9"><text:s text:c="20"/>}</text:p>
      <text:p text:style-name="P9"><text:s text:c="16"/>}</text:p>
      <text:p text:style-name="P9"><text:s text:c="12"/>}</text:p>
      <text:p text:style-name="P9"><text:s text:c="8"/>}</text:p>
      <text:p text:style-name="P9"><text:s text:c="4"/>}</text:p>
      <text:p text:style-name="P9"><text:s text:c="4"/>ethernet eth1 {</text:p>
      <text:p text:style-name="P9"><text:s text:c="8"/>address 172.16.140.62/27</text:p>
      <text:p text:style-name="P9"><text:s text:c="8"/>description REDINTDMZ2</text:p>
      <text:p text:style-name="P9"><text:s text:c="4"/>}</text:p>
      <text:p text:style-name="P9"><text:s text:c="4"/>loopback lo {</text:p>
      <text:p text:style-name="P9"><text:s text:c="8"/>address 120.0.0.4/32</text:p>
      <text:p text:style-name="P9"><text:s text:c="4"/>}</text:p>
      <text:p text:style-name="P9">}</text:p>
      <text:p text:style-name="P9">nat {</text:p>
      <text:p text:style-name="P9"><text:s text:c="4"/>source {</text:p>
      <text:p text:style-name="P9"><text:s text:c="8"/>rule 100 {</text:p>
      <text:p text:style-name="P9"><text:s text:c="12"/>outbound-interface eth0</text:p>
      <text:p text:style-name="P9"><text:s text:c="12"/>source {</text:p>
      <text:p text:style-name="P9"><text:s text:c="12"/>}</text:p>
      <text:p text:style-name="P9"><text:s text:c="12"/>translation {</text:p>
      <text:p text:style-name="P9"><text:s text:c="16"/>address masquerade</text:p>
      <text:p text:style-name="P9"><text:s text:c="12"/>}</text:p>
      <text:p text:style-name="P9"><text:s text:c="8"/>}</text:p>
      <text:p text:style-name="P9"><text:s text:c="4"/>}</text:p>
      <text:p text:style-name="P9">}</text:p>
      <text:p text:style-name="P9">protocols {</text:p>
      <text:p text:style-name="P9"><text:s text:c="4"/>ospf {</text:p>
      <text:p text:style-name="P9"><text:soft-page-break/><text:s text:c="8"/>area 0 {</text:p>
      <text:p text:style-name="P9"><text:s text:c="12"/>network 172.16.140.4/30</text:p>
      <text:p text:style-name="P9"><text:s text:c="12"/>network 172.16.140.32/27</text:p>
      <text:p text:style-name="P9"><text:s text:c="12"/>network 120.0.0.4/32</text:p>
      <text:p text:style-name="P9"><text:s text:c="8"/>}</text:p>
      <text:p text:style-name="P9"><text:s text:c="8"/>area 0.0.0.0 {</text:p>
      <text:p text:style-name="P9"><text:s text:c="12"/>authentication md5</text:p>
      <text:p text:style-name="P9"><text:s text:c="8"/>}</text:p>
      <text:p text:style-name="P9"><text:s text:c="4"/>}</text:p>
      <text:p text:style-name="P9">}</text:p>
      <text:p text:style-name="P9">service {</text:p>
      <text:p text:style-name="P9"><text:s text:c="4"/>cloudinit {</text:p>
      <text:p text:style-name="P9"><text:s text:c="8"/>environment openstack</text:p>
      <text:p text:style-name="P9"><text:s text:c="4"/>}</text:p>
      <text:p text:style-name="P9"><text:s text:c="4"/>ssh {</text:p>
      <text:p text:style-name="P9"><text:s text:c="8"/>allow-root</text:p>
      <text:p text:style-name="P9"><text:s text:c="8"/>port 22</text:p>
      <text:p text:style-name="P9"><text:s text:c="4"/>}</text:p>
      <text:p text:style-name="P9">}</text:p>
      <text:p text:style-name="P9">system {</text:p>
      <text:p text:style-name="P9"><text:s text:c="4"/>config-management {</text:p>
      <text:p text:style-name="P9"><text:s text:c="8"/>commit-revisions 20</text:p>
      <text:p text:style-name="P9"><text:s text:c="4"/>}</text:p>
      <text:p text:style-name="P9"><text:s text:c="4"/>console {</text:p>
      <text:p text:style-name="P9"><text:s text:c="8"/>device ttyS0 {</text:p>
      <text:p text:style-name="P9"><text:s text:c="12"/>speed 9600</text:p>
      <text:p text:style-name="P9"><text:s text:c="8"/>}</text:p>
      <text:p text:style-name="P9"><text:s text:c="4"/>}</text:p>
      <text:p text:style-name="P9"><text:s text:c="4"/>host-name RED-POP2</text:p>
      <text:p text:style-name="P9"><text:s text:c="4"/>login {</text:p>
      <text:p text:style-name="P9"><text:s text:c="8"/>user root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8"/>user vyos {</text:p>
      <text:p text:style-name="P9"><text:s text:c="12"/>authentication {</text:p>
      <text:p text:style-name="P9"><text:s text:c="16"/>encrypted-password ****************</text:p>
      <text:p text:style-name="P9"><text:s text:c="16"/>plaintext-password ****************</text:p>
      <text:p text:style-name="P9"><text:s text:c="12"/>}</text:p>
      <text:p text:style-name="P9"><text:s text:c="12"/>level admin</text:p>
      <text:p text:style-name="P9"><text:s text:c="8"/>}</text:p>
      <text:p text:style-name="P9"><text:s text:c="4"/>}</text:p>
      <text:p text:style-name="P9"><text:s text:c="4"/>package {</text:p>
      <text:p text:style-name="P9"><text:s text:c="8"/>auto-sync 1</text:p>
      <text:p text:style-name="P9"><text:s text:c="8"/>repository community {</text:p>
      <text:p text:style-name="P9"><text:s text:c="12"/>components main</text:p>
      <text:p text:style-name="P9"><text:soft-page-break/><text:s text:c="12"/>distribution helium</text:p>
      <text:p text:style-name="P9"><text:s text:c="12"/>password ****************</text:p>
      <text:p text:style-name="P9"><text:s text:c="12"/>url http://packages.vyos.net/vyos</text:p>
      <text:p text:style-name="P9"><text:s text:c="12"/>username ""</text:p>
      <text:p text:style-name="P9"><text:s text:c="8"/>}</text:p>
      <text:p text:style-name="P9"><text:s text:c="4"/>}</text:p>
      <text:p text:style-name="P9"><text:s text:c="4"/>syslog {</text:p>
      <text:p text:style-name="P9"><text:s text:c="8"/>global {</text:p>
      <text:p text:style-name="P9"><text:s text:c="12"/>facility all {</text:p>
      <text:p text:style-name="P9"><text:s text:c="16"/>level notice</text:p>
      <text:p text:style-name="P9"><text:s text:c="12"/>}</text:p>
      <text:p text:style-name="P9"><text:s text:c="12"/>facility protocols {</text:p>
      <text:p text:style-name="P9"><text:s text:c="16"/>level debug</text:p>
      <text:p text:style-name="P9"><text:s text:c="12"/>}</text:p>
      <text:p text:style-name="P9"><text:s text:c="8"/>}</text:p>
      <text:p text:style-name="P9"><text:s text:c="4"/>}</text:p>
      <text:p text:style-name="P9"><text:s text:c="4"/>time-zone UTC</text:p>
      <text:p text:style-name="P9">}</text:p>
      <text:p text:style-name="P9"/>
      <text:p text:style-name="P9"/>
      <text:p text:style-name="P9"/>
      <text:p text:style-name="P9"/>
      <text:p text:style-name="P9"/>
      <text:p text:style-name="P9">T2</text:p>
      <text:p text:style-name="P9">Hostname: UNKNOWN</text:p>
      <text:p text:style-name="P9">IP: 172.16.182.110</text:p>
      <text:p text:style-name="P9">22/tcp open <text:s/>ssh</text:p>
      <text:p text:style-name="P9">80/tcp open <text:s/>http</text:p>
      <text:p text:style-name="P9"/>
      <text:p text:style-name="P9"/>
      <text:p text:style-name="P9">T3</text:p>
      <text:p text:style-name="P9">Hostname: UNKNOWN</text:p>
      <text:p text:style-name="P9">IP: 172.16.140.33</text:p>
      <text:p text:style-name="P9">Action: Perform Active Reconnaissance</text:p>
      <text:p text:style-name="P9"/>
      <text:p text:style-name="P9"/>
      <text:p text:style-name="P9">T4</text:p>
      <text:p text:style-name="P9">Hostname: red-host-1</text:p>
      <text:p text:style-name="P9">IP: 172.16.182.106</text:p>
      <text:p text:style-name="P9">22/tcp <text:s text:c="2"/>open <text:s text:c="4"/>ssh</text:p>
      <text:p text:style-name="P9">3389/tcp filtered ms-wbt-server</text:p>
      <text:p text:style-name="P9"/>
      <text:p text:style-name="P9"/>
      <text:p text:style-name="P9"/>
      <text:p text:style-name="P9">T5</text:p>
      <text:p text:style-name="P9">Hostname: red-host-3</text:p>
      <text:p text:style-name="P9">IP: </text:p>
      <text:p text:style-name="P9">22/tcp open <text:s/>ssh</text:p>
      <text:p text:style-name="P9"/>
      <text:p text:style-name="P9"><text:soft-page-break/>T6</text:p>
      <text:p text:style-name="P9">Hostname: red-host-4</text:p>
      <text:p text:style-name="P9">IP: 172.16.182.118</text:p>
      <text:p text:style-name="P9">22/tcp open <text:s/>ssh</text:p>
      <text:p text:style-name="P9"/>
      <text:p text:style-name="P9"/>
      <text:p text:style-name="P9"/>
      <text:p text:style-name="P9"/>
      <text:p text:style-name="P9">T7</text:p>
      <text:p text:style-name="P9">Hostname: red-int-dmz2-host-2</text:p>
      <text:p text:style-name="P9">IP: 172.16.140.35</text:p>
      <text:p text:style-name="P9"/>
      <text:p text:style-name="P9"/>
      <text:p text:style-name="P8">Atropia</text:p>
      <text:p text:style-name="P8"/>
      <text:p text:style-name="P8">net3_student1@tunnels-training-atropia-pivot:~$ cat /usr/share/cctc/hint.txt </text:p>
      <text:p text:style-name="P8">This is just a pivot server in the country of Atropia. There are other workstations in this subnet. Jose's friend has access to this server and it can be used as the main exfiltration point.which </text:p>
      <text:p text:style-name="P8"/>
      <text:p text:style-name="P8"/>
      <text:p text:style-name="P8">student@internet-host-student-1:~$ ls -1R 10*</text:p>
      <text:p text:style-name="P8">10.3.0.1: <text:span text:style-name="T12">Cortina</text:span></text:p>
      <text:p text:style-name="P8">flag.txt</text:p>
      <text:p text:style-name="P8">index.html</text:p>
      <text:p text:style-name="P8">welcome.msg</text:p>
      <text:p text:style-name="P8"/>
      <text:p text:style-name="P8">10.3.0.27:</text:p>
      <text:p text:style-name="P8">flag.txt</text:p>
      <text:p text:style-name="P8">index.html</text:p>
      <text:p text:style-name="P8">welcome.msg</text:p>
      <text:p text:style-name="P8"/>
      <text:p text:style-name="P6">1455954<text:tab/>274.469937<text:tab/>192.168.41.2<text:tab/>192.168.10.111<text:tab/>DNS<text:tab/>219<text:tab/>Standard query response 0x43d2 A shavar.services.mozilla.com CNAME shavar.prod.mozaws.net A 52.33.209.128 A 50.112.201.212 A 52.43.9.103 A 52.24.49.107 A 52.35.227.152 A 54.69.100.200</text:p>
      <text:p text:style-name="P6"/>
      <text:p text:style-name="P6"/>
      <text:p text:style-name="P6"/>
      <text:p text:style-name="P6"/>
      <text:p text:style-name="P7"><text:span text:style-name="T7">alert icmp any any -&gt; any any (msg:"Cows";content:“|DEADBEEF|”;sid:1000001;)</text:span></text:p>
      <text:p text:style-name="P7"><text:span text:style-name="T7"/></text:p>
      <text:p text:style-name="P7"><text:span text:style-name="T7">          alert icmp any </text:span><text:span text:style-name="T8">any</text:span><text:span text:style-name="T7"> -&gt; any </text:span><text:span text:style-name="T8">any</text:span><text:span text:style-name="T7">(msg:"Cows";content:"DEADBEEF";sid:1000001;</text:span><text:span text:style-name="T8">)</text:span></text:p>
      <text:p text:style-name="P7"><text:span text:style-name="T8"/></text:p>
      <text:p text:style-name="P7"><text:span text:style-name="T8"/></text:p>
      <text:p text:style-name="P7"><text:span text:style-name="T8">alert icmp any any -&gt; any any(msg:"Cows";content:"</text:span><text:span text:style-name="T9">|</text:span><text:span text:style-name="T8">DEADBEEF|";sid:1000001;)</text:span></text:p>
      <text:p text:style-name="P7"><text:span text:style-name="T8"/></text:p>
      <text:p text:style-name="P7"><text:span text:style-name="T8">alert icmp any -&gt; </text:span><text:span text:style-name="T10">[</text:span><text:span text:style-name="T8">10.3.0.0/</text:span><text:span text:style-name="T10">24]</text:span><text:span text:style-name="T8"> any ( msg:"DMZ Ping"; itype:8; icode:0; sid:1000002; )</text:span></text:p>
      <text:p text:style-name="P7"><text:span text:style-name="T8"/></text:p>
      <text:p text:style-name="P7"><text:span text:style-name="T8"/></text:p>
      <text:p text:style-name="P7"><text:span text:style-name="T8">alert icmp any any -&gt; 10.3.0.0/24 any (msg:"DMZPing";itype:8;icode:0;sid:100000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Slack-Lato" svg:font-family="Slack-Lato, Slack-Fractions, appleLog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09:56:41.853253746</meta:creation-date>
    <meta:editing-duration>P3DT2H30M41S</meta:editing-duration>
    <meta:editing-cycles>2</meta:editing-cycles>
    <meta:generator>LibreOffice/6.4.7.2$Linux_X86_64 LibreOffice_project/40$Build-2</meta:generator>
    <dc:date>2022-06-24T15:38:39.388388831</dc:date>
    <meta:document-statistic meta:table-count="0" meta:image-count="0" meta:object-count="0" meta:page-count="18" meta:paragraph-count="654" meta:word-count="2016" meta:character-count="18470" meta:non-whitespace-character-count="12250"/>
  </office:meta>
</office:document-meta>
</file>